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nsolas" svg:font-family="Consolas, 'Andale Mono WT', 'Andale Mono', 'Lucida Console', 'Lucida Sans Typewriter', 'DejaVu Sans Mono', 'Bitstream Vera Sans Mono', 'Liberation Mono', 'Nimbus Mono L', Monaco, 'Courier New', Courier, monospace"/>
    <style:font-face style:name="Whitney" svg:font-family="Whitney, 'Helvetica Neue', Helvetica, Arial, sans-serif"/>
    <style:font-face style:name="Tahoma1" svg:font-family="Tahoma" style:font-family-generic="swiss"/>
    <style:font-face style:name="Liberation Mono" svg:font-family="'Liberation Mono'" style:font-family-generic="modern" style:font-pitch="fixed"/>
    <style:font-face style:name="ＭＳ ゴシック" svg:font-family="'ＭＳ ゴシック'" style:font-family-generic="modern" style:font-pitch="fixed"/>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Rejang" svg:font-family="'Noto Sans Rejang'" style:font-family-generic="swiss" style:font-pitch="variable"/>
    <style:font-face style:name="Noto Serif CJK JP" svg:font-family="'Noto Serif CJK JP'"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automatic-styles>
    <style:style style:name="P1" style:family="paragraph" style:parent-style-name="Preformatted_20_Text">
      <style:paragraph-properties fo:text-align="center" style:justify-single-word="false" fo:padding="0.499cm" fo:border="0.99pt solid #ffffff" style:writing-mode="lr-tb"/>
      <style:text-properties fo:color="#ffffff" loext:opacity="100%" style:font-name="Liberation Mono" fo:font-size="10pt" officeooo:paragraph-rsid="00052e33" style:font-size-asian="10pt" style:font-size-complex="10pt"/>
    </style:style>
    <style:style style:name="P2" style:family="paragraph" style:parent-style-name="Preformatted_20_Text">
      <style:paragraph-properties fo:text-align="center" style:justify-single-word="false" fo:padding="0.499cm" fo:border="0.99pt solid #ffffff" style:writing-mode="lr-tb"/>
      <style:text-properties fo:color="#ffffff" loext:opacity="100%" style:font-name="Liberation Mono" fo:font-size="10pt" officeooo:paragraph-rsid="0005ca0e" style:font-size-asian="10pt" style:font-size-complex="10pt"/>
    </style:style>
    <style:style style:name="P3" style:family="paragraph" style:parent-style-name="Preformatted_20_Text">
      <style:paragraph-properties fo:text-align="center" style:justify-single-word="false" fo:padding="0.499cm" fo:border="0.99pt solid #ffffff" style:writing-mode="lr-tb"/>
      <style:text-properties fo:color="#ffffff" loext:opacity="100%" style:font-name="Liberation Mono" fo:font-size="10pt" officeooo:paragraph-rsid="0006aa0a" style:font-size-asian="10pt" style:font-size-complex="10pt"/>
    </style:style>
    <style:style style:name="P4" style:family="paragraph" style:parent-style-name="Preformatted_20_Text">
      <style:paragraph-properties fo:text-align="center" style:justify-single-word="false" fo:padding="0.499cm" fo:border="0.99pt solid #ffffff" style:writing-mode="lr-tb"/>
      <style:text-properties fo:color="#ffffff" loext:opacity="100%" style:font-name="Liberation Mono" fo:font-size="10pt" officeooo:paragraph-rsid="000bf96f" style:font-size-asian="10pt" style:font-size-complex="10pt"/>
    </style:style>
    <style:style style:name="P5" style:family="paragraph" style:parent-style-name="Preformatted_20_Text">
      <style:paragraph-properties fo:text-align="center" style:justify-single-word="false" fo:padding="0.499cm" fo:border="0.99pt solid #ffffff" style:writing-mode="lr-tb"/>
      <style:text-properties fo:color="#ffffff" loext:opacity="100%" style:font-name="Liberation Mono" fo:font-size="10pt" officeooo:paragraph-rsid="000dcb2b" style:font-size-asian="10pt" style:font-size-complex="10pt"/>
    </style:style>
    <style:style style:name="P6" style:family="paragraph" style:parent-style-name="Preformatted_20_Text">
      <style:paragraph-properties fo:text-align="center" style:justify-single-word="false" fo:padding="0.499cm" fo:border="0.99pt solid #ffffff" style:writing-mode="lr-tb"/>
      <style:text-properties fo:color="#ffffff" loext:opacity="100%" style:font-name="Liberation Mono" fo:font-size="10pt" officeooo:paragraph-rsid="000dfce0" style:font-size-asian="10pt" style:font-size-complex="10pt"/>
    </style:style>
    <style:style style:name="P7" style:family="paragraph" style:parent-style-name="Preformatted_20_Text">
      <style:paragraph-properties fo:text-align="center" style:justify-single-word="false" fo:padding="0.499cm" fo:border="0.99pt solid #ffffff" style:writing-mode="lr-tb"/>
    </style:style>
    <style:style style:name="P8" style:family="paragraph" style:parent-style-name="Standard">
      <style:paragraph-properties fo:text-align="end" style:justify-single-word="false" style:writing-mode="rl-tb"/>
      <style:text-properties officeooo:paragraph-rsid="00052e33"/>
    </style:style>
    <style:style style:name="P9" style:family="paragraph" style:parent-style-name="Standard">
      <style:paragraph-properties fo:text-align="end" style:justify-single-word="false" style:writing-mode="rl-tb"/>
      <style:text-properties officeooo:paragraph-rsid="0005a936"/>
    </style:style>
    <style:style style:name="P10" style:family="paragraph" style:parent-style-name="Standard">
      <style:paragraph-properties fo:text-align="end" style:justify-single-word="false" style:writing-mode="rl-tb"/>
      <style:text-properties officeooo:paragraph-rsid="0005ca0e"/>
    </style:style>
    <style:style style:name="P11" style:family="paragraph" style:parent-style-name="Standard">
      <style:paragraph-properties fo:text-align="end" style:justify-single-word="false" style:writing-mode="rl-tb"/>
      <style:text-properties officeooo:paragraph-rsid="0006aa0a"/>
    </style:style>
    <style:style style:name="P12" style:family="paragraph" style:parent-style-name="Standard">
      <style:paragraph-properties fo:text-align="end" style:justify-single-word="false" style:writing-mode="rl-tb"/>
      <style:text-properties officeooo:paragraph-rsid="00085ff7"/>
    </style:style>
    <style:style style:name="P13" style:family="paragraph" style:parent-style-name="Standard">
      <style:paragraph-properties fo:text-align="end" style:justify-single-word="false" style:writing-mode="rl-tb"/>
      <style:text-properties officeooo:paragraph-rsid="000bf96f"/>
    </style:style>
    <style:style style:name="P14" style:family="paragraph" style:parent-style-name="Standard">
      <style:paragraph-properties fo:text-align="end" style:justify-single-word="false" style:writing-mode="rl-tb"/>
      <style:text-properties officeooo:paragraph-rsid="000dcb2b"/>
    </style:style>
    <style:style style:name="P15" style:family="paragraph" style:parent-style-name="Standard">
      <style:paragraph-properties fo:text-align="end" style:justify-single-word="false" style:writing-mode="rl-tb"/>
      <style:text-properties officeooo:paragraph-rsid="000dfce0"/>
    </style:style>
    <style:style style:name="P16" style:family="paragraph" style:parent-style-name="Standard">
      <style:paragraph-properties fo:text-align="end" style:justify-single-word="false" style:writing-mode="rl-tb"/>
      <style:text-properties style:font-name="Amiri" style:font-name-complex="Amiri"/>
    </style:style>
    <style:style style:name="P17" style:family="paragraph" style:parent-style-name="Standard">
      <style:paragraph-properties fo:text-align="end" style:justify-single-word="false" style:writing-mode="rl-tb"/>
      <style:text-properties style:font-name="Amiri" officeooo:paragraph-rsid="00052e33" style:font-name-complex="Amiri"/>
    </style:style>
    <style:style style:name="P18" style:family="paragraph" style:parent-style-name="Standard">
      <style:paragraph-properties fo:text-align="end" style:justify-single-word="false" style:writing-mode="rl-tb"/>
      <style:text-properties style:font-name="Amiri" officeooo:paragraph-rsid="0005ca0e" style:font-name-complex="Amiri"/>
    </style:style>
    <style:style style:name="P19" style:family="paragraph" style:parent-style-name="Standard">
      <style:paragraph-properties fo:text-align="end" style:justify-single-word="false" style:writing-mode="rl-tb"/>
      <style:text-properties style:font-name="Amiri" officeooo:paragraph-rsid="0006aa0a" style:font-name-complex="Amiri"/>
    </style:style>
    <style:style style:name="P20" style:family="paragraph" style:parent-style-name="Standard">
      <style:paragraph-properties fo:text-align="end" style:justify-single-word="false" style:writing-mode="rl-tb"/>
      <style:text-properties style:font-name="Amiri" officeooo:paragraph-rsid="000bf96f" style:font-name-complex="Amiri"/>
    </style:style>
    <style:style style:name="P21" style:family="paragraph" style:parent-style-name="Standard">
      <style:paragraph-properties fo:text-align="end" style:justify-single-word="false" style:writing-mode="rl-tb"/>
      <style:text-properties style:font-name="Amiri" officeooo:paragraph-rsid="000dcb2b" style:font-name-complex="Amiri"/>
    </style:style>
    <style:style style:name="P22" style:family="paragraph" style:parent-style-name="Standard">
      <style:paragraph-properties fo:text-align="end" style:justify-single-word="false" style:writing-mode="rl-tb"/>
      <style:text-properties style:font-name="Amiri" officeooo:paragraph-rsid="000dfce0" style:font-name-complex="Amiri"/>
    </style:style>
    <style:style style:name="P23" style:family="paragraph" style:parent-style-name="Standard">
      <style:paragraph-properties fo:text-align="end" style:justify-single-word="false" style:writing-mode="rl-tb"/>
      <style:text-properties style:font-name="Amiri" fo:font-weight="bold" style:font-weight-asian="bold" style:font-name-complex="Amiri" style:font-weight-complex="bold"/>
    </style:style>
    <style:style style:name="P24" style:family="paragraph" style:parent-style-name="Standard">
      <style:paragraph-properties fo:text-align="end" style:justify-single-word="false" fo:break-before="page" style:writing-mode="rl-tb"/>
      <style:text-properties officeooo:paragraph-rsid="00052e33"/>
    </style:style>
    <style:style style:name="P25" style:family="paragraph" style:parent-style-name="Standard">
      <style:paragraph-properties fo:text-align="end" style:justify-single-word="false" fo:break-before="page" style:writing-mode="rl-tb"/>
      <style:text-properties officeooo:paragraph-rsid="0005ca0e"/>
    </style:style>
    <style:style style:name="P26" style:family="paragraph" style:parent-style-name="Standard">
      <style:paragraph-properties fo:text-align="end" style:justify-single-word="false" fo:break-before="page" style:writing-mode="rl-tb"/>
      <style:text-properties officeooo:paragraph-rsid="0006aa0a"/>
    </style:style>
    <style:style style:name="P27" style:family="paragraph" style:parent-style-name="Standard">
      <style:paragraph-properties fo:text-align="end" style:justify-single-word="false" fo:break-before="page" style:writing-mode="rl-tb"/>
      <style:text-properties officeooo:paragraph-rsid="000bf96f"/>
    </style:style>
    <style:style style:name="P28" style:family="paragraph" style:parent-style-name="Standard">
      <style:paragraph-properties fo:text-align="end" style:justify-single-word="false" fo:break-before="page" style:writing-mode="rl-tb"/>
      <style:text-properties officeooo:paragraph-rsid="000dcb2b"/>
    </style:style>
    <style:style style:name="P29" style:family="paragraph" style:parent-style-name="Standard">
      <style:paragraph-properties fo:text-align="end" style:justify-single-word="false" fo:break-before="page" style:writing-mode="rl-tb"/>
      <style:text-properties officeooo:paragraph-rsid="000dfce0"/>
    </style:style>
    <style:style style:name="T1" style:family="text">
      <style:text-properties fo:font-variant="normal" fo:text-transform="none" fo:letter-spacing="normal" fo:font-style="normal" fo:font-weight="normal"/>
    </style:style>
    <style:style style:name="T2" style:family="text">
      <style:text-properties fo:font-variant="normal" fo:text-transform="none" fo:color="#dcddde" loext:opacity="100%" style:font-name="Amiri" fo:font-size="10.5pt" fo:letter-spacing="normal" fo:font-style="normal" fo:font-weight="normal" officeooo:rsid="0005a936" style:font-name-complex="Amiri"/>
    </style:style>
    <style:style style:name="T3" style:family="text">
      <style:text-properties fo:font-variant="normal" fo:text-transform="none" fo:color="#dcddde" loext:opacity="100%" style:font-name="Amiri" fo:font-size="10.5pt" fo:letter-spacing="normal" fo:font-style="normal" fo:font-weight="normal" officeooo:rsid="0005ca0e" style:font-name-complex="Amiri"/>
    </style:style>
    <style:style style:name="T4" style:family="text">
      <style:text-properties style:font-name="Amiri" style:font-name-complex="Amiri"/>
    </style:style>
    <style:style style:name="T5" style:family="text">
      <style:text-properties style:font-name="Amiri" officeooo:rsid="0005a936" style:font-name-complex="Amiri"/>
    </style:style>
    <style:style style:name="T6" style:family="text">
      <style:text-properties style:font-name="Amiri" officeooo:rsid="0005ca0e" style:font-name-complex="Amiri"/>
    </style:style>
    <style:style style:name="T7" style:family="text">
      <style:text-properties style:font-name="Amiri" officeooo:rsid="0006aa0a" style:font-name-complex="Amiri"/>
    </style:style>
    <style:style style:name="T8" style:family="text">
      <style:text-properties style:font-name="Amiri" officeooo:rsid="00085ff7" style:font-name-complex="Amiri"/>
    </style:style>
    <style:style style:name="T9" style:family="text">
      <style:text-properties style:font-name="Amiri" officeooo:rsid="000a58f0" style:font-name-complex="Amiri"/>
    </style:style>
    <style:style style:name="T10" style:family="text">
      <style:text-properties style:font-name="Amiri" officeooo:rsid="000bf96f" style:font-name-complex="Amiri"/>
    </style:style>
    <style:style style:name="T11" style:family="text">
      <style:text-properties style:font-name="Amiri" officeooo:rsid="000dcb2b" style:font-name-complex="Amiri"/>
    </style:style>
    <style:style style:name="T12" style:family="text">
      <style:text-properties style:font-name="Amiri" officeooo:rsid="000dfce0" style:font-name-complex="Amiri"/>
    </style:style>
    <style:style style:name="T13" style:family="text">
      <style:text-properties style:font-name="Amiri" fo:font-weight="bold" style:font-weight-asian="bold" style:font-name-complex="Amiri" style:font-weight-complex="bold"/>
    </style:style>
    <style:style style:name="T14" style:family="text">
      <style:text-properties style:font-name="Amiri" fo:font-weight="bold" officeooo:rsid="00052e33" style:font-weight-asian="bold" style:font-name-complex="Amiri" style:font-weight-complex="bold"/>
    </style:style>
    <style:style style:name="T15" style:family="text">
      <style:text-properties style:font-name="Amiri" fo:font-weight="bold" officeooo:rsid="0005a936" style:font-weight-asian="bold" style:font-name-complex="Amiri" style:font-weight-complex="bold"/>
    </style:style>
    <style:style style:name="T16" style:family="text">
      <style:text-properties style:font-name="Amiri" fo:font-weight="bold" officeooo:rsid="0005ca0e" style:font-weight-asian="bold" style:font-name-complex="Amiri" style:font-weight-complex="bold"/>
    </style:style>
    <style:style style:name="T17" style:family="text">
      <style:text-properties style:font-name="Amiri" fo:font-weight="bold" officeooo:rsid="0006aa0a" style:font-weight-asian="bold" style:font-name-complex="Amiri" style:font-weight-complex="bold"/>
    </style:style>
    <style:style style:name="T18" style:family="text">
      <style:text-properties style:font-name="Amiri" fo:font-weight="bold" officeooo:rsid="000bf96f" style:font-weight-asian="bold" style:font-name-complex="Amiri" style:font-weight-complex="bold"/>
    </style:style>
    <style:style style:name="T19" style:family="text">
      <style:text-properties style:font-name="Amiri" fo:font-weight="bold" officeooo:rsid="000dcb2b" style:font-weight-asian="bold" style:font-name-complex="Amiri" style:font-weight-complex="bold"/>
    </style:style>
    <style:style style:name="T20" style:family="text">
      <style:text-properties style:font-name="Amiri" fo:font-weight="bold" officeooo:rsid="000dfce0" style:font-weight-asian="bold" style:font-name-complex="Amiri" style:font-weight-complex="bold"/>
    </style:style>
    <style:style style:name="T21" style:family="text">
      <style:text-properties style:font-name="Amiri" style:text-underline-style="solid" style:text-underline-width="auto" style:text-underline-color="font-color" officeooo:rsid="000dcb2b" style:font-name-complex="Amiri"/>
    </style:style>
    <style:style style:name="T22" style:family="text">
      <style:text-properties style:font-name="Amiri" style:text-underline-style="solid" style:text-underline-width="auto" style:text-underline-color="font-color" fo:font-weight="bold" officeooo:rsid="000dcb2b" style:font-weight-asian="bold" style:font-name-complex="Amiri" style:font-weight-complex="bold"/>
    </style:style>
    <style:style style:name="T23" style:family="text">
      <style:text-properties style:font-name="Amiri" style:text-underline-style="solid" style:text-underline-width="auto" style:text-underline-color="font-color" fo:font-weight="normal" officeooo:rsid="000dcb2b" style:font-weight-asian="normal" style:font-name-complex="Amiri" style:font-weight-complex="normal"/>
    </style:style>
    <style:style style:name="T24" style:family="text">
      <style:text-properties style:font-name="Amiri" style:text-underline-style="none" fo:font-weight="normal" officeooo:rsid="000dcb2b" style:font-weight-asian="normal" style:font-name-complex="Amiri" style:font-weight-complex="normal"/>
    </style:style>
    <style:style style:name="T25" style:family="text">
      <style:text-properties style:text-position="10% 100%" style:font-name="Amiri" style:text-underline-style="solid" style:text-underline-width="auto" style:text-underline-color="font-color" officeooo:rsid="000dcb2b" style:font-name-complex="Amiri"/>
    </style:style>
    <style:style style:name="T26" style:family="text">
      <style:text-properties style:font-name="Noto Sans Rejang" fo:font-size="18pt" officeooo:rsid="0011c7a1" style:font-size-asian="18pt" style:font-name-complex="Noto Sans Rejang" style:font-size-complex="18pt"/>
    </style:style>
    <style:style style:name="T27" style:family="text">
      <style:text-properties style:font-name="Noto Sans Rejang" fo:font-size="18pt" officeooo:rsid="00130225" style:font-size-asian="18pt" style:font-name-complex="Noto Sans Rejang" style:font-size-complex="18pt"/>
    </style:style>
    <style:style style:name="T28" style:family="text">
      <style:text-properties officeooo:rsid="0014388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23">ڤراتورن 0 - ايکوت ترما ديسکورد</text:p>
      <text:p text:style-name="P16"/>
      <text:p text:style-name="P16">سيلا باچ ترما ڤرخيدمتن ديسکورد دان ايکوت ڤراتورن يڠ دڽاتاکن⹁ اي بوليه دجومڤاٴي دسين:</text:p>
      <text:p text:style-name="P16">https://discordapp.com/terms</text:p>
      <text:p text:style-name="P16">(بهاس ايڠݢريس سهاج بوات ماس اين)</text:p>
      <text:p text:style-name="P16"/>
      <text:p text:style-name="P16">سکيراڽ اندا تيدق برستوجو دڠن ترما ترسبوت⹁ اندا ڤاتوت کلوار درڤد ديسکورد سکارڠ جوݢ. اندا مستي برستوجو دڠنڽ اونتوق مڠݢوناکن ديسکورد ايت سنديري⹁ اڤاته لاݢي اونتوق مڽرتاٴي ڤلاين اين.</text:p>
      <text:p text:style-name="P16"/>
      <text:p text:style-name="P16">جک اندا برستوجو دڠن ترما ترسبوت دان ايڠين تروسکن⹁ سالين دان تمڤل توليسن دباوه:</text:p>
      <text:p text:style-name="P16"/>
      <text:p text:style-name="P7"><text:span text:style-name="T28">&lt;random 128 character text&gt;</text:span></text:p>
      <text:p text:style-name="P16"/>
      <text:p text:style-name="P24"><text:span text:style-name="T13"/></text:p>
      <text:p text:style-name="P8"><text:span text:style-name="T13">ڤراتورن </text:span><text:span text:style-name="T14">1</text:span><text:span text:style-name="T13"> - </text:span><text:span text:style-name="T14">سيلا</text:span><text:span text:style-name="T13"> </text:span><text:span text:style-name="T15">حرمت</text:span><text:span text:style-name="T13"> </text:span><text:span text:style-name="T15">سسام کيت</text:span></text:p>
      <text:p text:style-name="P17"/>
      <text:p text:style-name="P8"><text:span text:style-name="T4">سيلا </text:span><text:span text:style-name="T5">حرمت سسام کيت. جک سسأورڠ سوروه اندا برهنتي ممبوات سسواتو کڤدڽ⹁ ماک برهنتيله.</text:span></text:p>
      <text:p text:style-name="P9"><text:span text:style-name="T2"/></text:p>
      <text:p text:style-name="P10"><text:span text:style-name="T2">سيلا امبيل ڤرهاتين بهاوا ڤلاين اين سبواه ڤلاين برفيکيرن تربوک⹁ جک اندا تيدق منريما ڤرکارا سڤرتي ايلجيبيتي⹁ کبيبسن براݢام⹁ کبيبسن برسوارا⹁ کبيبسن کهيدوڤن⹁ ماک سيلا تيڠݢلکن ڤلاين اين⹁ </text:span><text:span text:style-name="T3">کامي تيدق ڤرلوکن اورڠ برفيکيرن ترتوتوڤ اونتوق مڠنچم مينوريتي دسيني.</text:span></text:p>
      <text:p text:style-name="P10"><text:span text:style-name="T3"/></text:p>
      <text:p text:style-name="P10"><text:span text:style-name="T3">امبيل ڤرهاتين بهاوا منريما تيدق سام دڠن مڽوکوڠ⹁ تق اڤ کالاو تق سوکوڠ ايلجيبيتي⹁ تتاڤي اندا مستي منريما ايلجيبيتي سباݢاي سبهاݢين درڤد کهيدوڤن بياسا اورڠ لاٴين.</text:span></text:p>
      <text:p text:style-name="P17"/>
      <text:p text:style-name="P17">جک اندا برستوجو دڠن ترما ترسبوت دان ايڠين تروسکن⹁ سالين دان تمڤل توليسن دباوه:</text:p>
      <text:p text:style-name="P17"/>
      <text:p text:style-name="P1"><text:span text:style-name="T1">&lt;random 128 character text&gt;</text:span></text:p>
      <text:p text:style-name="P17"/>
      <text:p text:style-name="P25"><text:span text:style-name="T13"/></text:p>
      <text:p text:style-name="P10"><text:span text:style-name="T13">ڤراتورن </text:span><text:span text:style-name="T16">2</text:span><text:span text:style-name="T13"> - </text:span><text:span text:style-name="T16">جاڠن سالهݢونا</text:span></text:p>
      <text:p text:style-name="P18"/>
      <text:p text:style-name="P10"><text:span text:style-name="T6">جاڠن</text:span><text:span text:style-name="T4"> </text:span><text:span text:style-name="T6">سالهݢونا ڤلاين اونتوق کݢوناٴن ڤريبادي⹁ اتاو مڠݢڠݢو ڤڠݢونا لاٴين⹁ تراوتاماڽ اونتوق توجوان:</text:span></text:p>
      <text:p text:style-name="P10"><text:span text:style-name="T5">- </text:span><text:span text:style-name="T6">مڽيبرکن ميسيج \ کات٢ کبنچين</text:span></text:p>
      <text:p text:style-name="P10"><text:span text:style-name="T3">- مڽيبرکن ايديولوݢي برفيکيرن ترتوتوڤ</text:span></text:p>
      <text:p text:style-name="P10"><text:span text:style-name="T3">- مڽيبرکن معلومت ڤلسو (سيلا ڽاتاکن سومبر اڤابيلا مڠڤوس بريتا)</text:span></text:p>
      <text:p text:style-name="P10"><text:span text:style-name="T3">- مڽالهݢوناکن ڤيڠ ‎@everyone اتاو ‎@here</text:span></text:p>
      <text:p text:style-name="P10"><text:span text:style-name="T3">- مڽالهݢوناکن ڤرينته \ سيمبڠ \ ميسيج \ بنمن دڠن مڠسڤم مريک</text:span></text:p>
      <text:p text:style-name="P10"><text:span text:style-name="T3">- مڠترول سچارا برلبيهن</text:span></text:p>
      <text:p text:style-name="P10"><text:span text:style-name="T3">- مڠوݢوت ڤڠݢونا لاٴين مڠݢوناکن کندوڠن يڠ مريک ڤرنه ڤوسکن (تق کيرا کندوڠن ايت دري سيني اتاو دري ڤلتفورم لاٴين)</text:span></text:p>
      <text:p text:style-name="P10"><text:span text:style-name="T3">- مڽامر سسياڤا ساج ترماسوقله تتاڤي تيدق ترحد کڤد مڽامر سباݢاي ڤنتدبير دان مودراتور</text:span></text:p>
      <text:p text:style-name="P18"/>
      <text:p text:style-name="P18">جک اندا برستوجو دڠن ترما ترسبوت دان ايڠين تروسکن⹁ سالين دان تمڤل توليسن دباوه:</text:p>
      <text:p text:style-name="P18"/>
      <text:p text:style-name="P2"><text:span text:style-name="T1">&lt;random 128 character text&gt;</text:span></text:p>
      <text:p text:style-name="P18"/>
      <text:p text:style-name="P26"><text:span text:style-name="T13"/></text:p>
      <text:p text:style-name="P11"><text:span text:style-name="T13">ڤراتورن </text:span><text:span text:style-name="T17">3</text:span><text:span text:style-name="T13"> - </text:span><text:span text:style-name="T16">جاڠن </text:span><text:span text:style-name="T17">هنتر لوچه دسيمبڠ اوتام</text:span></text:p>
      <text:p text:style-name="P19"/>
      <text:p text:style-name="P12"><text:span text:style-name="T6">جاڠن</text:span><text:span text:style-name="T4"> </text:span><text:span text:style-name="T7">هنتر بندا لوچه دسيمبڠ اوتام⹁ والاوڤون دالم سڤوٴيلر \ بيبيرن. تاهڤ لوچه دڤلاين اين اياله ڤنمڤيلن سيکسوال. اين برمعنا اندا تيدق بوليه مڠهنتر ݢمبر \ ميسيج چچاٴير ڤرانقن⹁ ڤوتيڠ بواه دادا تيدق برتوتوڤ⹁ </text:span><text:span text:style-name="T8">فرج تيدق برتوتوڤ⹁ ذکر تيدق برتوتوڤ⹁ سبارڠ بايڠن بنتوق فرج اتاو ذکر <text:s/></text:span><text:span text:style-name="T9">اتاو ڤوتيڠ بواه دادا</text:span><text:span text:style-name="T8">⹁ دان موک اهيݢاٴو.</text:span><text:span text:style-name="T6"><text:line-break/></text:span></text:p>
      <text:p text:style-name="P12"><text:span text:style-name="T8">اندا ماسيه بوليه مڠهنتر ݢمبر کوليت تردده⹁ چونتوهڽ ڤرمڤوان ڤاکاي بيکيني اتاو جيستريڠ سلاݢي مان ڤوتيڠ بواه دادا دان فرج ماسيه دتوتوڤ دان تيدق منمڤقکن بنتوق⹁ اتاو للاکي برسلوار ڤينديق اتاو برسلوار دالم سلاݢي مان ذکر ماسيه دتوتوڤ دان تيدق منمڤقکن بنتوق⁏ اصلکن اي تيدق ممڤوڽاٴي کندوڠن سيکسوال لاٴين⹁ سڤرتي چچاٴير ڤرانقن⹁ دالم ݢمبر يڠ سام.</text:span></text:p>
      <text:p text:style-name="P12"><text:span text:style-name="T8"/></text:p>
      <text:p text:style-name="P12"><text:span text:style-name="T8">ڤنمڤقن بواه دادا سنديري تيدق دلارڠ⹁ تتاڤي ڤوتيڠ مستيله دتوتوڤ. ڤراتورن اين دݢوناڤاکاي دسموا سالورن⹁ کامي اد سالورن بربيذا اونتوق کندوڠن لوچه يڠ دکونچي اونتوق اورڠ يڠ تله دساريڠ سهاج.</text:span></text:p>
      <text:p text:style-name="P12"><text:span text:style-name="T6"/></text:p>
      <text:p text:style-name="P19">جک اندا برستوجو دڠن ترما ترسبوت دان ايڠين تروسکن⹁ سالين دان تمڤل توليسن دباوه:</text:p>
      <text:p text:style-name="P19"/>
      <text:p text:style-name="P3"><text:span text:style-name="T1">&lt;random 128 character text&gt;</text:span></text:p>
      <text:p text:style-name="P19"/>
      <text:p text:style-name="P27"><text:span text:style-name="T13"/></text:p>
      <text:p text:style-name="P13"><text:span text:style-name="T13">ڤراتورن </text:span><text:span text:style-name="T18">4</text:span><text:span text:style-name="T13"> - </text:span><text:span text:style-name="T18">ݢونا</text:span><text:span text:style-name="T16"> </text:span><text:span text:style-name="T18">سالورن</text:span><text:span text:style-name="T17"> </text:span><text:span text:style-name="T18">مڠيکوت</text:span><text:span text:style-name="T17"> </text:span><text:span text:style-name="T18">توجوان</text:span></text:p>
      <text:p text:style-name="P20"/>
      <text:p text:style-name="P13"><text:span text:style-name="T10">ݢونا سالورن مڠيکوت توجوان⹁ جاڠن توليس سسواتو يڠ تيدق برکاٴيتن دڠن سالورن يڠ اندا ݢوناکن. توجوان سالورن سمواڽ دتوليس دسيمبڠ دسمت دان کترڠن سالورن⹁ باچ دهولو سبلوم منوليس اڤ٢ دسالورن ترسبوت.</text:span></text:p>
      <text:p text:style-name="P13"><text:span text:style-name="T6"/></text:p>
      <text:p text:style-name="P20">جک اندا برستوجو دڠن ترما ترسبوت دان ايڠين تروسکن⹁ سالين دان تمڤل توليسن دباوه:</text:p>
      <text:p text:style-name="P20"/>
      <text:p text:style-name="P4"><text:span text:style-name="T1">&lt;random 128 character text&gt;</text:span></text:p>
      <text:p text:style-name="P20"/>
      <text:p text:style-name="P27"><text:span text:style-name="T13"/></text:p>
      <text:p text:style-name="P13"><text:span text:style-name="T13">ڤراتورن </text:span><text:span text:style-name="T18">5</text:span><text:span text:style-name="T13"> - </text:span><text:span text:style-name="T18">ڤڠحدن</text:span><text:span text:style-name="T16"> </text:span><text:span text:style-name="T18">بهاس</text:span></text:p>
      <text:p text:style-name="P20"/>
      <text:p text:style-name="P13"><text:span text:style-name="T10">ساي هاڽ بنرکن بهاس برايکوت دڤلاين اين:</text:span></text:p>
      <text:p text:style-name="P13"><text:span text:style-name="T6">- </text:span><text:span text:style-name="T10">بهاس ملايو (سموا لغت)</text:span></text:p>
      <text:p text:style-name="P13"><text:span text:style-name="T10">- بهاس ايڠݢريس (سموا لغت)</text:span></text:p>
      <text:p text:style-name="P13"><text:span text:style-name="T10">- بهاس چينا (مندارين سهاج⹁ تاڤي کدوا-دوا اکسارا ريڠکس دان تراديسيونل دبنرکن)</text:span></text:p>
      <text:p text:style-name="P13"><text:span text:style-name="T10">- بهاس جڤون</text:span></text:p>
      <text:p text:style-name="P13"><text:span text:style-name="T10">- بهاس ايندونيسيا</text:span><text:span text:style-name="T6"><text:line-break/><text:line-break/></text:span><text:span text:style-name="T4">جک اندا برستوجو دڠن ترما ترسبوت دان ايڠين تروسکن⹁ سالين دان تمڤل توليسن دباوه:</text:span></text:p>
      <text:p text:style-name="P20"/>
      <text:p text:style-name="P4"><text:span text:style-name="T1">&lt;random 128 character text&gt;</text:span></text:p>
      <text:p text:style-name="P20"/>
      <text:p text:style-name="P27"><text:span text:style-name="T13"/></text:p>
      <text:p text:style-name="P13"><text:span text:style-name="T13">ڤراتورن </text:span><text:span text:style-name="T18">6</text:span><text:span text:style-name="T13"> - </text:span><text:span text:style-name="T18">تندا</text:span><text:span text:style-name="T16"> </text:span><text:span text:style-name="T18">سڤوٴيلر \ بيبيرن دالم 3 بولن تايڠن</text:span></text:p>
      <text:p text:style-name="P20"/>
      <text:p text:style-name="P13"><text:span text:style-name="T10">جک اندا ايڠين بينچڠ سسواتو يڠ بارو ساج دتربيتکن دنݢارا اصلڽ⹁ سيلا تندا سڤوٴيلر \ بيبيرن. ”بارو‟ دسيني مروجوق کڤد تيمڤوه ماس تيݢ بولن دري تاريخ سيارن عام ڤرتام.</text:span></text:p>
      <text:p text:style-name="P13"><text:span text:style-name="T6"><text:line-break/></text:span><text:span text:style-name="T4">جک اندا برستوجو دڠن ترما ترسبوت دان ايڠين تروسکن⹁ سالين دان تمڤل توليسن دباوه:</text:span></text:p>
      <text:p text:style-name="P20"/>
      <text:p text:style-name="P4"><text:span text:style-name="T1">&lt;random 128 character text&gt;</text:span></text:p>
      <text:p text:style-name="P20"/>
      <text:p text:style-name="P28"><text:span text:style-name="T13"/></text:p>
      <text:p text:style-name="P14"><text:span text:style-name="T13">ڤراتورن </text:span><text:span text:style-name="T19">7</text:span><text:span text:style-name="T13"> - </text:span><text:span text:style-name="T19">کاول</text:span><text:span text:style-name="T16"> </text:span><text:span text:style-name="T19">ڤروموسي اندا</text:span></text:p>
      <text:p text:style-name="P21"/>
      <text:p text:style-name="P14"><text:span text:style-name="T10">س</text:span><text:span text:style-name="T11">اي تق لارڠ اندا برکوڠسي اڤ٢ يڠ اندا بوات⹁ سلاݢي مان اي دکوڠسيکن دسالورن يڠ بتول⹁ دان هاڽ ڤوس سکالي سهاج. جاڠن اشيق اولڠ ڤوس بندا سام يڠ اندا بوات باڽق کالي. اندا بوليه ڤوس بندا برلاٴينن يڠ اندا بوات سباڽق ساتو کالي باݢي ستياڤ ساتو بندا ترسبوت.</text:span></text:p>
      <text:p text:style-name="P14"><text:span text:style-name="T6"><text:line-break/></text:span><text:span text:style-name="T4">جک اندا برستوجو دڠن ترما ترسبوت دان ايڠين تروسکن⹁ سالين دان تمڤل توليسن دباوه:</text:span></text:p>
      <text:p text:style-name="P21"/>
      <text:p text:style-name="P5"><text:span text:style-name="T1">&lt;random 128 character text&gt;</text:span></text:p>
      <text:p text:style-name="P21"/>
      <text:p text:style-name="P28"><text:span text:style-name="T13"/></text:p>
      <text:p text:style-name="P14"><text:span text:style-name="T13">ڤراتورن </text:span><text:span text:style-name="T19">8</text:span><text:span text:style-name="T13"> - </text:span><text:span text:style-name="T19">جاݢ</text:span><text:span text:style-name="T16"> </text:span><text:span text:style-name="T19">ديري اندا</text:span></text:p>
      <text:p text:style-name="P21"/>
      <text:p text:style-name="P14"><text:span text:style-name="T10">س</text:span><text:span text:style-name="T11">اي تيدق ملارڠ اندا برکوڠسي معلومت ڤريبادي اندا سنديري⹁ اتاو ݢمبر سيکسوال اتاو بوݢيل اندا سنديري دسالورن </text:span><text:span text:style-name="T6">NSFW</text:span><text:span text:style-name="T11">⹁ کران ساي مڠحرمتي حق اندا اونتوق برکوڠسي⹁ </text:span><text:span text:style-name="T21">تتا</text:span><text:span text:style-name="T25">ڤي</text:span><text:span text:style-name="T21"> سا</text:span><text:span text:style-name="T25">ي</text:span><text:span text:style-name="T21"> ساڠتله </text:span><text:span text:style-name="T22">تيدق</text:span><text:span text:style-name="T23"> مڠݢالقکن اندا بربوات سدميکيان</text:span><text:span text:style-name="T24">. اين دمي منجاݢ ديري اندا درڤد دأوݢوت دکموديان هاري دڤلاين اتاو ڤلتفورم يڠ لاٴين!</text:span><text:span text:style-name="T6"><text:line-break/><text:line-break/></text:span><text:span text:style-name="T4">جک اندا برستوجو دڠن ترما ترسبوت دان ايڠين تروسکن⹁ سالين دان تمڤل توليسن دباوه:</text:span></text:p>
      <text:p text:style-name="P21"/>
      <text:p text:style-name="P5"><text:span text:style-name="T1">&lt;random 128 character text&gt;</text:span></text:p>
      <text:p text:style-name="P21"/>
      <text:p text:style-name="P29"><text:span text:style-name="T13"/></text:p>
      <text:p text:style-name="P15"><text:span text:style-name="T13">ڤراتورن </text:span><text:span text:style-name="T20">9</text:span><text:span text:style-name="T13"> - </text:span><text:span text:style-name="T20">سمواڽ</text:span><text:span text:style-name="T16"> </text:span><text:span text:style-name="T20">دلوݢکن</text:span></text:p>
      <text:p text:style-name="P22"/>
      <text:p text:style-name="P15"><text:span text:style-name="T12">دڠن مڽرتاٴي ڤلاين اين⹁ اندا برستوجو بهاوا سݢال سيمبڠ اندا دلوݢکن⹁ دان سبارڠ سونتيڠن اتاو ڤمادمن يڠ اندا بوات جوݢ دلوݢکن سچارا براسيڠن اونتوق توجوان مودراسي. اندا جوݢ برستوجو بهاوا سسياڤا سهاج ترماسوق اندا سنديري بوليه منڠکڤ لاير سبارڠ سيمبڠ يڠ اندا توليسکن دسيني⹁ مڽيمڤن سبارڠ فاٴيل يڠ اندا هنترکن کسيني⹁ مراکم سبارڠ سيسي سوارا \ ڤنتس \ ۏيديو يڠ اندا سرتاٴي دسيني. اين ڤلاين عوام يڠ سسياڤا سهاج بوليه سرتاٴي اصلکن مڠيکوت ڤراتورن ڤلاين دان ترما ڤرخيدمتن ديسکورد⹁ جادي اندا ڤاتوت اڠݢڤ اي سام سڤرتي اينترنيت يڠ لواس.</text:span><text:span text:style-name="T6"><text:line-break/><text:line-break/></text:span><text:span text:style-name="T4">جک اندا برستوجو دڠن ترما ترسبوت دان ايڠين تروسکن⹁ سالين دان تمڤل توليسن دباوه:</text:span></text:p>
      <text:p text:style-name="P22"/>
      <text:p text:style-name="P6"><text:span text:style-name="T1">&lt;random 128 character text&gt;</text:span></text:p>
      <text:p text:style-name="P15"><text:span text:style-name="T26"/></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nsolas" svg:font-family="Consolas, 'Andale Mono WT', 'Andale Mono', 'Lucida Console', 'Lucida Sans Typewriter', 'DejaVu Sans Mono', 'Bitstream Vera Sans Mono', 'Liberation Mono', 'Nimbus Mono L', Monaco, 'Courier New', Courier, monospace"/>
    <style:font-face style:name="Whitney" svg:font-family="Whitney, 'Helvetica Neue', Helvetica, Arial, sans-serif"/>
    <style:font-face style:name="Tahoma1" svg:font-family="Tahoma" style:font-family-generic="swiss"/>
    <style:font-face style:name="Liberation Mono" svg:font-family="'Liberation Mono'" style:font-family-generic="modern" style:font-pitch="fixed"/>
    <style:font-face style:name="ＭＳ ゴシック" svg:font-family="'ＭＳ ゴシック'" style:font-family-generic="modern" style:font-pitch="fixed"/>
    <style:font-face style:name="Amiri" svg:font-family="Ami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Rejang" svg:font-family="'Noto Sans Rejang'" style:font-family-generic="swiss" style:font-pitch="variable"/>
    <style:font-face style:name="Noto Serif CJK JP" svg:font-family="'Noto Serif CJK JP'" style:font-family-generic="system" style:font-pitch="variable"/>
    <style:font-face style:name="Tahoma" svg:font-family="Tahoma" style:font-family-generic="system" style:font-pitch="variable"/>
    <style:font-face style:name="游ゴシック" svg:font-family="游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MY" style:letter-kerning="true" style:font-name-asian="Noto Serif CJK JP" style:font-size-asian="10.5pt" style:language-asian="ja" style:country-asian="JP" style:font-name-complex="Tahoma" style:font-size-complex="12pt" style:language-complex="zxx" style:country-complex="none"/>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MY" style:letter-kerning="true" style:font-name-asian="Noto Serif CJK JP" style:font-size-asian="10.5pt" style:language-asian="ja" style:country-asian="JP"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ＭＳ ゴシック" style:font-family-asian="'ＭＳ ゴシック'"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4.586cm" fo:margin-right="4.008cm" fo:background-color="#000000" style:writing-mode="rl-tb" draw:fill="solid" draw:fill-color="#0000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fill-color="#000000" draw:background-size="full"/>
    </style:style>
  </office:automatic-styles>
  <office:master-styles>
    <style:master-page style:name="Standard" style:page-layout-name="Mpm1" draw:style-name="Mdp1"/>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1T18:14:39.673000000</meta:creation-date>
    <dc:date>2021-04-11T23:39:42.360000000</dc:date>
    <meta:editing-duration>PT1H33M34S</meta:editing-duration>
    <meta:editing-cycles>2</meta:editing-cycles>
    <meta:generator>LibreOffice/7.0.3.1$Windows_X86_64 LibreOffice_project/d7547858d014d4cf69878db179d326fc3483e082</meta:generator>
    <meta:document-statistic meta:table-count="0" meta:image-count="0" meta:object-count="0" meta:page-count="10" meta:paragraph-count="57" meta:word-count="884" meta:character-count="5113" meta:non-whitespace-character-count="4281"/>
  </office:meta>
</office:document-meta>
</file>